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228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4016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348in"/>
    </style:style>
    <style:style style:name="co11" style:family="table-column">
      <style:table-column-properties fo:break-before="auto" style:column-width="1.8756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2402in"/>
    </style:style>
    <style:style style:name="co14" style:family="table-column">
      <style:table-column-properties fo:break-before="auto" style:column-width="2.5618in"/>
    </style:style>
    <style:style style:name="co15" style:family="table-column">
      <style:table-column-properties fo:break-before="auto" style:column-width="3.5807in"/>
    </style:style>
    <style:style style:name="co16" style:family="table-column">
      <style:table-column-properties fo:break-before="auto" style:column-width="2.2835in"/>
    </style:style>
    <style:style style:name="co17" style:family="table-column">
      <style:table-column-properties fo:break-before="auto" style:column-width="2.9047in"/>
    </style:style>
    <style:style style:name="co18" style:family="table-column">
      <style:table-column-properties fo:break-before="auto" style:column-width="2.8626in"/>
    </style:style>
    <style:style style:name="co19" style:family="table-column">
      <style:table-column-properties fo:break-before="auto" style:column-width="2.13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Боттинг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row table:style-name="ro1">
          <table:table-cell table:style-name="ce2" office:value-type="string" calcext:value-type="string">
            <text:p>КС</text:p>
          </table:table-cell>
          <table:table-cell table:style-name="ce2" office:value-type="string" calcext:value-type="string">
            <text:p>Частотность</text:p>
          </table:table-cell>
          <table:table-cell table:style-name="ce4" office:value-type="string" calcext:value-type="string">
            <text:p>Страница вхождения</text:p>
          </table:table-cell>
          <table:table-cell table:style-name="ce4" office:value-type="string" calcext:value-type="string">
            <text:p>Вхождение</text:p>
          </table:table-cell>
        </table:table-row>
        <table:table-row table:style-name="ro1">
          <table:table-cell table:style-name="ce1" office:value-type="string" calcext:value-type="string">
            <text:p>телеграмм бот</text:p>
          </table:table-cell>
          <table:table-cell table:style-name="ce1" office:value-type="float" office:value="390731" calcext:value-type="float">
            <text:p>3907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table:style-name="ce1" office:value-type="string" calcext:value-type="string">
            <text:p>чат бот</text:p>
          </table:table-cell>
          <table:table-cell table:style-name="ce1" office:value-type="float" office:value="250182" calcext:value-type="float">
            <text:p>2501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table:style-name="ce1" office:value-type="string" calcext:value-type="string">
            <text:p>телеграм бот</text:p>
          </table:table-cell>
          <table:table-cell table:style-name="ce1" office:value-type="float" office:value="217957" calcext:value-type="float">
            <text:p>2179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table:style-name="ce1" office:value-type="string" calcext:value-type="string">
            <text:p>боты для тг</text:p>
          </table:table-cell>
          <table:table-cell table:style-name="ce1" office:value-type="float" office:value="62927" calcext:value-type="float">
            <text:p>62927</text:p>
          </table:table-cell>
          <table:table-cell table:number-columns-repeated="2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криптинг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2" office:value-type="string" calcext:value-type="string">
            <text:p>КС</text:p>
          </table:table-cell>
          <table:table-cell table:style-name="ce2" office:value-type="string" calcext:value-type="string">
            <text:p>Частотность</text:p>
          </table:table-cell>
          <table:table-cell table:style-name="ce4" office:value-type="string" calcext:value-type="string">
            <text:p>Страница вхождения</text:p>
          </table:table-cell>
          <table:table-cell table:style-name="ce4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bash скрипты</text:p>
          </table:table-cell>
          <table:table-cell office:value-type="float" office:value="9456" calcext:value-type="float">
            <text:p>94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js скрипт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lua скрипты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скрипты на python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lua скрипты скачать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к сделать скрипт lua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</table:table>
      <table:table table:name="Парсер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6" office:value-type="string" calcext:value-type="string">
            <text:p>КС</text:p>
          </table:table-cell>
          <table:table-cell table:style-name="ce6" office:value-type="string" calcext:value-type="string">
            <text:p>Частотность</text:p>
          </table:table-cell>
          <table:table-cell table:style-name="ce7" office:value-type="string" calcext:value-type="string">
            <text:p>Страница вхождения</text:p>
          </table:table-cell>
          <table:table-cell table:style-name="ce7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парсер</text:p>
          </table:table-cell>
          <table:table-cell office:value-type="float" office:value="59182" calcext:value-type="float">
            <text:p>591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парсер сайтов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бесплатный парсер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парсер скачать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парсер на питоне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Копирайтинг" table:style-name="ta1">
        <table:table-column table:style-name="co13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копирайтинг</text:p>
          </table:table-cell>
          <table:table-cell office:value-type="float" office:value="54609" calcext:value-type="float">
            <text:p>54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копирайтинг работа</text:p>
          </table:table-cell>
          <table:table-cell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ть копирайтинг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 копирайтинга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</table:table>
      <table:table table:name="Разработка сайтов" table:style-name="ta1">
        <table:table-column table:style-name="co14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разработка сайтов</text:p>
          </table:table-cell>
          <table:table-cell office:value-type="float" office:value="54551" calcext:value-type="float">
            <text:p>545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разработка веб сайтов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полн</text:p>
          </table:table-cell>
        </table:table-row>
        <table:table-row table:style-name="ro2">
          <table:table-cell office:value-type="string" calcext:value-type="string">
            <text:p>создание и продвижение сайтов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разработка интернет сайтов</text:p>
          </table:table-cell>
          <table:table-cell office:value-type="float" office:value="3104" calcext:value-type="float">
            <text:p>3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аботка сайта цена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йт на django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бэкенд сайтов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Размещение сайтов на хостинге" table:style-name="ta1">
        <table:table-column table:style-name="co15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настройка хостинга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системное администрирование linux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размещение сайта на хостинге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сервер настройка хостинга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 размещение сайта на хостинге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 сайта на хостинге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django разработчик" table:style-name="ta1">
        <table:table-column table:style-name="co16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бэкенд</text:p>
          </table:table-cell>
          <table:table-cell office:value-type="float" office:value="15984" calcext:value-type="float">
            <text:p>159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бэкенд разработчик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django создаем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приложения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шаблоны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примеры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фронтенд и бэкенд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бэкенд на pyth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  <table:table-row table:style-name="ro1">
          <table:table-cell office:value-type="string" calcext:value-type="string">
            <text:p>django бэкенд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част</text:p>
          </table:table-cell>
        </table:table-row>
      </table:table>
      <table:table table:name="lua разработчик" table:style-name="ta1">
        <table:table-column table:style-name="co17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lua язык программирования</text:p>
          </table:table-cell>
          <table:table-cell office:value-type="float" office:value="2645" calcext:value-type="float">
            <text:p>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учение lua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</table:table>
      <table:table table:name="python разработчик" table:style-name="ta1">
        <table:table-column table:style-name="co18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язык python</text:p>
          </table:table-cell>
          <table:table-cell office:value-type="float" office:value="44446" calcext:value-type="float">
            <text:p>44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граммирование на python</text:p>
          </table:table-cell>
          <table:table-cell office:value-type="float" office:value="27368" calcext:value-type="float">
            <text:p>2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зык пайтон</text:p>
          </table:table-cell>
          <table:table-cell office:value-type="float" office:value="5768" calcext:value-type="float">
            <text:p>5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учение питону</text:p>
          </table:table-cell>
          <table:table-cell office:value-type="float" office:value="5281" calcext:value-type="float">
            <text:p>5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аботчик на питоне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</table:table>
      <table:table table:name="геймдевелопер" table:style-name="ta1">
        <table:table-column table:style-name="co19" table:default-cell-style-name="ce1"/>
        <table:table-column table:style-name="co5" table:default-cell-style-name="ce1"/>
        <table:table-column table:style-name="co5" table:number-columns-repeated="2" table:default-cell-style-name="Default"/>
        <table:table-row table:style-name="ro4">
          <table:table-cell table:style-name="ce8" office:value-type="string" calcext:value-type="string">
            <text:p>КС</text:p>
          </table:table-cell>
          <table:table-cell table:style-name="ce8" office:value-type="string" calcext:value-type="string">
            <text:p>Частотность</text:p>
          </table:table-cell>
          <table:table-cell table:style-name="ce9" office:value-type="string" calcext:value-type="string">
            <text:p>Страница вхождения</text:p>
          </table:table-cell>
          <table:table-cell table:style-name="ce9" office:value-type="string" calcext:value-type="string">
            <text:p>Вхождение</text:p>
          </table:table-cell>
        </table:table-row>
        <table:table-row table:style-name="ro1">
          <table:table-cell office:value-type="string" calcext:value-type="string">
            <text:p>игровые движки</text:p>
          </table:table-cell>
          <table:table-cell office:value-type="float" office:value="20698" calcext:value-type="float">
            <text:p>206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геймдев</text:p>
          </table:table-cell>
          <table:table-cell office:value-type="float" office:value="15876" calcext:value-type="float">
            <text:p>158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полн</text:p>
          </table:table-cell>
        </table:table-row>
        <table:table-row table:style-name="ro1">
          <table:table-cell office:value-type="string" calcext:value-type="string">
            <text:p>unity геймдев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5" table:target-range-address="'Размещение сайтов на хостинге'.A2:'Размещение сайтов на хостинге'.B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06:59:02.619219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2:23:56.409812297</meta:creation-date>
    <dc:date>2023-10-06T11:11:32.576120298</dc:date>
    <meta:editing-duration>PT4H42M53S</meta:editing-duration>
    <meta:editing-cycles>3</meta:editing-cycles>
    <meta:generator>LibreOffice/7.6.2.1$Linux_X86_64 LibreOffice_project/60$Build-1</meta:generator>
    <meta:document-statistic meta:table-count="10" meta:cell-count="210" meta:object-count="0"/>
  </office:meta>
</office:document-meta>
</file>